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]+[.D2]+[.G2]+[.J2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]*[.B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]*[.E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]*[.H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]*[.K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]*[.N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]+[.F3]+[.I3]+[.L3]" office:value-type="float" office:value="0" calcext:value-type="float">
            <text:p>0</text:p>
          </table:table-cell>
          <table:table-cell table:formula="of:=[.Q3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]*[.B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]*[.E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]*[.H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]*[.K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]*[.N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]+[.F3]+[.I3]+[.L3]" office:value-type="float" office:value="0" calcext:value-type="float">
            <text:p>0</text:p>
          </table:table-cell>
          <table:table-cell table:formula="of:=[.Q4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5]*[.A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5]*[.D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5]*[.G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5]*[.J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5]*[.M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5]+[.F5]+[.I5]+[.L5]" office:value-type="float" office:value="0" calcext:value-type="float">
            <text:p>0</text:p>
          </table:table-cell>
          <table:table-cell table:formula="of:=[.Q5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6]*[.A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6]*[.D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6]*[.G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6]*[.J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6]*[.M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6]+[.F6]+[.I6]+[.L6]" office:value-type="float" office:value="0" calcext:value-type="float">
            <text:p>0</text:p>
          </table:table-cell>
          <table:table-cell table:formula="of:=[.Q6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7]*[.A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7]*[.D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7]*[.G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7]*[.J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7]*[.M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7]+[.F7]+[.I7]+[.L7]" office:value-type="float" office:value="0" calcext:value-type="float">
            <text:p>0</text:p>
          </table:table-cell>
          <table:table-cell table:formula="of:=[.Q7]/[.P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07:00.370000000</meta:creation-date>
    <dc:date>2019-05-07T09:14:40.045000000</dc:date>
    <meta:editing-duration>PT7M44S</meta:editing-duration>
    <meta:editing-cycles>1</meta:editing-cycles>
    <meta:document-statistic meta:table-count="1" meta:cell-count="83" meta:object-count="0"/>
    <meta:generator>LibreOffice/6.0.7.3$Windows_X86_64 LibreOffice_project/dc89aa7a9eabfd848af146d5086077aeed2ae4a5</meta:generator>
  </office:meta>
</office:document-meta>
</file>